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7e4af" officeooo:paragraph-rsid="0007e4af"/>
    </style:style>
    <style:style style:name="P2" style:family="paragraph" style:parent-style-name="Standard">
      <style:paragraph-properties fo:margin-left="0.4925in" fo:margin-right="0in" fo:text-indent="0in" style:auto-text-indent="false"/>
      <style:text-properties officeooo:rsid="00106a01" officeooo:paragraph-rsid="00106a01"/>
    </style:style>
    <style:style style:name="P3" style:family="paragraph" style:parent-style-name="Standard">
      <style:paragraph-properties fo:margin-left="0.4925in" fo:margin-right="0in" fo:text-indent="0in" style:auto-text-indent="false"/>
      <style:text-properties officeooo:rsid="001273f0" officeooo:paragraph-rsid="001273f0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officeooo:rsid="001273f0" officeooo:paragraph-rsid="001532cb"/>
    </style:style>
    <style:style style:name="P5" style:family="paragraph" style:parent-style-name="Standard">
      <style:paragraph-properties fo:margin-left="0.4925in" fo:margin-right="0in" fo:text-indent="0in" style:auto-text-indent="false"/>
      <style:text-properties officeooo:rsid="00177766" officeooo:paragraph-rsid="00177766"/>
    </style:style>
    <style:style style:name="P6" style:family="paragraph" style:parent-style-name="Standard">
      <style:paragraph-properties fo:margin-left="0.4925in" fo:margin-right="0in" fo:text-indent="0in" style:auto-text-indent="false"/>
      <style:text-properties officeooo:rsid="0018be23" officeooo:paragraph-rsid="0018be23"/>
    </style:style>
    <style:style style:name="P7" style:family="paragraph" style:parent-style-name="Standard">
      <style:paragraph-properties fo:margin-left="0.9846in" fo:margin-right="0in" fo:text-indent="0in" style:auto-text-indent="false"/>
      <style:text-properties officeooo:rsid="0007e4af" officeooo:paragraph-rsid="0007e4af"/>
    </style:style>
    <style:style style:name="P8" style:family="paragraph" style:parent-style-name="Standard">
      <style:paragraph-properties fo:margin-left="0.9846in" fo:margin-right="0in" fo:text-indent="0in" style:auto-text-indent="false"/>
      <style:text-properties officeooo:rsid="000dbea7" officeooo:paragraph-rsid="000dbea7"/>
    </style:style>
    <style:style style:name="P9" style:family="paragraph" style:parent-style-name="Standard">
      <style:paragraph-properties fo:margin-left="1.4772in" fo:margin-right="0in" fo:text-indent="0in" style:auto-text-indent="false"/>
      <style:text-properties officeooo:rsid="0007e4af" officeooo:paragraph-rsid="0007e4af"/>
    </style:style>
    <style:style style:name="P10" style:family="paragraph" style:parent-style-name="Standard">
      <style:paragraph-properties fo:margin-left="0in" fo:margin-right="0in" fo:text-indent="0in" style:auto-text-indent="false"/>
      <style:text-properties officeooo:rsid="0007e4af" officeooo:paragraph-rsid="0007e4af"/>
    </style:style>
    <style:style style:name="P11" style:family="paragraph" style:parent-style-name="Standard">
      <style:paragraph-properties fo:margin-left="0in" fo:margin-right="0in" fo:text-indent="0in" style:auto-text-indent="false"/>
      <style:text-properties officeooo:rsid="000bd300" officeooo:paragraph-rsid="000bd300"/>
    </style:style>
    <style:style style:name="P12" style:family="paragraph" style:parent-style-name="Standard">
      <style:paragraph-properties fo:margin-left="0in" fo:margin-right="0in" fo:text-indent="0in" style:auto-text-indent="false"/>
      <style:text-properties officeooo:rsid="00106a01" officeooo:paragraph-rsid="00106a01"/>
    </style:style>
    <style:style style:name="T1" style:family="text">
      <style:text-properties officeooo:rsid="00093315"/>
    </style:style>
    <style:style style:name="T2" style:family="text">
      <style:text-properties officeooo:rsid="000a090e"/>
    </style:style>
    <style:style style:name="T3" style:family="text">
      <style:text-properties officeooo:rsid="000cd7e4"/>
    </style:style>
    <style:style style:name="T4" style:family="text">
      <style:text-properties officeooo:rsid="000d35fa"/>
    </style:style>
    <style:style style:name="T5" style:family="text">
      <style:text-properties officeooo:rsid="00106a01"/>
    </style:style>
    <style:style style:name="T6" style:family="text">
      <style:text-properties officeooo:rsid="00125255"/>
    </style:style>
    <style:style style:name="T7" style:family="text">
      <style:text-properties officeooo:rsid="001413db"/>
    </style:style>
    <style:style style:name="T8" style:family="text">
      <style:text-properties officeooo:rsid="00145a2b"/>
    </style:style>
    <style:style style:name="T9" style:family="text">
      <style:text-properties officeooo:rsid="001577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 driver script</text:p>
      <text:p text:style-name="P1"><text:tab/>Creates the model</text:p>
      <text:p text:style-name="P1"><text:tab/>Runs the simulation</text:p>
      <text:p text:style-name="P1"/>
      <text:p text:style-name="P1">Model class</text:p>
      <text:p text:style-name="P1"><text:tab/><text:span text:style-name="T1">B</text:span>uild the model parameters object</text:p>
      <text:p text:style-name="P1"><text:tab/><text:tab/><text:span text:style-name="T2">The code that refers to the actual model equations is initialized and save here.</text:span></text:p>
      <text:p text:style-name="P1"><text:tab/><text:tab/><text:span text:style-name="T2">The parameters are initialized here as well.</text:span></text:p>
      <text:p text:style-name="P1"><text:tab/><text:span text:style-name="T1">B</text:span>uild the test case to be simulated</text:p>
      <text:p text:style-name="P7">This is organized as a set of simulations and broken down to cases that can be executed separately, to aid in high CPU-core parallelization of case simulation if the hardware is available.</text:p>
      <text:p text:style-name="P9">For example, one may request to run a constant current for some set amount of run time starting at various SOCs and temperatures, say 80, 50, and 20% SOC and 15,25, and 35degC. We <text:span text:style-name="T1">enable these to</text:span> <text:span text:style-name="T1">be</text:span> simulate<text:span text:style-name="T1">d</text:span> <text:span text:style-name="T1">as</text:span> independent cases <text:span text:style-name="T1">and as many </text:span>in parallel as possible, to minimize the compute time.</text:p>
      <text:p text:style-name="P9"/>
      <text:p text:style-name="P10"><text:tab/><text:span text:style-name="T1">Run the simulation</text:span></text:p>
      <text:p text:style-name="P10"><text:tab/><text:tab/><text:span text:style-name="T1">Execute all of the desired cases</text:span></text:p>
      <text:p text:style-name="P10"/>
      <text:p text:style-name="P10"><text:tab/><text:span text:style-name="T1">Save the results for post processing</text:span></text:p>
      <text:p text:style-name="P10"/>
      <text:p text:style-name="P10"><text:tab/><text:span text:style-name="T1">A function is also provided to load the saved results</text:span></text:p>
      <text:p text:style-name="P10"/>
      <text:p text:style-name="P10"><text:tab/><text:span text:style-name="T1">Some plotting function are also available.</text:span></text:p>
      <text:p text:style-name="P10"/>
      <text:p text:style-name="P10"/>
      <text:p text:style-name="P11">Individual model code (this actually contains the model equations for the input/output behavior)</text:p>
      <text:p text:style-name="P11"><text:tab/><text:span text:style-name="T3">buildpars()</text:span></text:p>
      <text:p text:style-name="P11"/>
      <text:p text:style-name="P11"><text:tab/><text:span text:style-name="T3">get_input()</text:span></text:p>
      <text:p text:style-name="P11"><text:tab/><text:tab/><text:span text:style-name="T3">Converts the input set in the Schedule_file to the necessary units for the model</text:span></text:p>
      <text:p text:style-name="P11"/>
      <text:p text:style-name="P11"><text:tab/><text:span text:style-name="T4">simulate()</text:span></text:p>
      <text:p text:style-name="P11"><text:tab/><text:tab/><text:span text:style-name="T4">Simulates the model over the specified step in the Schedule_file</text:span></text:p>
      <text:p text:style-name="P11"/>
      <text:p text:style-name="P8">Sets the initial conditions</text:p>
      <text:p text:style-name="P8"/>
      <text:p text:style-name="P8">Loop through time</text:p>
      <text:p text:style-name="P8"><text:tab/><text:span text:style-name="T5">calls the time solver</text:span></text:p>
      <text:p text:style-name="P8"/>
      <text:p text:style-name="P3">Definition of the required functions for the model equation derivation</text:p>
      <text:p text:style-name="P3"/>
      <text:p text:style-name="P3"><text:tab/><text:span text:style-name="T7">phi_s_mats()</text:span></text:p>
      <text:p text:style-name="P3"><text:tab/><text:tab/><text:span text:style-name="T7">Build the FVM matrices needed for the solid-phase potential equations</text:span></text:p>
      <text:p text:style-name="P3"/>
      <text:p text:style-name="P3"><text:tab/><text:span text:style-name="T8">phi_e_mats()</text:span></text:p>
      <text:p text:style-name="P3"><text:tab/><text:tab/><text:span text:style-name="T8">Build the FVM matrices needed for the electrolyte-phase potential equations</text:span></text:p>
      <text:p text:style-name="P3"/>
      <text:p text:style-name="P3"><text:soft-page-break/><text:tab/><text:span text:style-name="T8">c_s_mats()</text:span></text:p>
      <text:p text:style-name="P4"><text:tab/><text:tab/><text:span text:style-name="T8">Build the FVM matrices needed for the solid-phase concentration equations</text:span></text:p>
      <text:p text:style-name="P4"/>
      <text:p text:style-name="P3"><text:tab/><text:span text:style-name="T8">c_e_mats()</text:span></text:p>
      <text:p text:style-name="P4"><text:tab/><text:tab/><text:span text:style-name="T8">Build the FVM matrices needed for the electrolyte-phase concentration equations</text:span></text:p>
      <text:p text:style-name="P4"/>
      <text:p text:style-name="P4"><text:span text:style-name="T9">dae_system()</text:span></text:p>
      <text:p text:style-name="P4"><text:tab/><text:span text:style-name="T9">Assembles the equations for the MOL problem to be submitted to the time solver</text:span></text:p>
      <text:p text:style-name="P4"/>
      <text:p text:style-name="P5">jac_system()</text:p>
      <text:p text:style-name="P5"><text:tab/>computes the jacobian of the system of equations for aiding the solver</text:p>
      <text:p text:style-name="P5"/>
      <text:p text:style-name="P6">cn_sovler()</text:p>
      <text:p text:style-name="P6"><text:tab/>an implementation of the Crank-Nicholson semi-implicit time solver</text:p>
      <text:p text:style-name="P4"/>
      <text:p text:style-name="P8"><text:tab/></text:p>
      <text:p text:style-name="P12">Time solver <text:span text:style-name="T6">(Method of Lines is the approach used here for solving the PDAEs)</text:span></text:p>
      <text:p text:style-name="P12"><text:tab/><text:span text:style-name="T6">Discretize using FVM</text:span></text:p>
      <text:p text:style-name="P2"><text:span text:style-name="T6">Use either the in-house written Newton-solver, or use one of the scipy variable time step solvers.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14:20:10.289559863</meta:creation-date>
    <meta:editing-cycles>16</meta:editing-cycles>
    <meta:editing-duration>P10DT3H49M14S</meta:editing-duration>
    <dc:date>2017-03-19T18:21:13.277249490</dc:date>
    <meta:generator>LibreOffice/4.2.8.2$Linux_X86_64 LibreOffice_project/420m0$Build-2</meta:generator>
    <meta:document-statistic meta:table-count="0" meta:image-count="0" meta:object-count="0" meta:page-count="2" meta:paragraph-count="43" meta:word-count="336" meta:character-count="2152" meta:non-whitespace-character-count="1819"/>
  </office:meta>
</office:document-meta>
</file>